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CC000004D482056C4780882AD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5.187cm" fo:min-width="4.887cm" fo:padding-top="0.251cm" fo:padding-bottom="0.251cm" fo:padding-left="0.376cm" fo:padding-right="0.3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78cm" svg:height="17.907cm" svg:x="1.6cm" svg:y="5.288cm">
          <draw:image xlink:href="Pictures/10000201000004CC000004D482056C4780882AD2.png" xlink:type="simple" xlink:show="embed" xlink:actuate="onLoad">
            <text:p/>
          </draw:image>
        </draw:frame>
        <draw:custom-shape draw:style-name="gr2" draw:text-style-name="P1" draw:layer="layout" svg:width="6.249cm" svg:height="6.299cm" draw:transform="rotate (1.5707963267949) translate (1.203cm 11.1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8T11:07:10.466844793</dc:date>
    <dc:creator>Ken Kato</dc:creator>
    <meta:editing-duration>PT8M38S</meta:editing-duration>
    <meta:editing-cycles>4</meta:editing-cycles>
    <meta:generator>LibreOffice/6.0.5.2$MacOSX_X86_64 LibreOffice_project/54c8cbb85f300ac59db32fe8a675ff7683cd5a16</meta:generator>
    <meta:document-statistic meta:object-count="2"/>
  </office:meta>
</office:document-meta>
</file>